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ique">
        <table:table-row>
          <table:table-cell table:style-name="pd1" office:value-type="string" office:value="Date">
            <text:p>Date</text:p>
          </table:table-cell>
          <table:table-cell table:style-name="pd1" office:value-type="string" office:value="Recette">
            <text:p>Recette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Tagliatelles veau champi">
            <text:p>Tagliatelles veau champi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Poisson epinards riz">
            <text:p>Poisson epinards riz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Petoncle">
            <text:p>Petoncle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Puree saucisse">
            <text:p>Puree saucisse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Choux de bruxelles graines">
            <text:p>Choux de bruxelles graines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Champi farci">
            <text:p>Champi farci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Tourte a la viande">
            <text:p>Tourte a la viande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Fondue">
            <text:p>Fondue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Apero ++">
            <text:p>Apero ++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Poisson puree">
            <text:p>Poisson puree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Plancha">
            <text:p>Planch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Couscous vegan">
            <text:p>Couscous vegan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Gaufres patates douces avocat">
            <text:p>Gaufres patates douces avocat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19">
            <text:p>2021-02-19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19">
            <text:p>2021-02-19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2-20">
            <text:p>2021-02-20</text:p>
          </table:table-cell>
          <table:table-cell office:value-type="string" office:value="Pizza">
            <text:p>Pizza</text:p>
          </table:table-cell>
        </table:table-row>
        <table:table-row>
          <table:table-cell office:value-type="string" office:value="2021-02-20">
            <text:p>2021-02-20</text:p>
          </table:table-cell>
          <table:table-cell office:value-type="string" office:value="Salade endives betteraves">
            <text:p>Salade endives betteraves</text:p>
          </table:table-cell>
        </table:table-row>
        <table:table-row>
          <table:table-cell office:value-type="string" office:value="2021-02-21">
            <text:p>2021-02-21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2-21">
            <text:p>2021-02-21</text:p>
          </table:table-cell>
          <table:table-cell office:value-type="string" office:value="Soufflé au fromage">
            <text:p>Soufflé au fromage</text:p>
          </table:table-cell>
        </table:table-row>
        <table:table-row>
          <table:table-cell office:value-type="string" office:value="2021-02-22">
            <text:p>2021-02-22</text:p>
          </table:table-cell>
          <table:table-cell office:value-type="string" office:value="Purée saucisse">
            <text:p>Purée saucisse</text:p>
          </table:table-cell>
        </table:table-row>
        <table:table-row>
          <table:table-cell office:value-type="string" office:value="2021-02-22">
            <text:p>2021-02-22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23">
            <text:p>2021-02-23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23">
            <text:p>2021-02-23</text:p>
          </table:table-cell>
          <table:table-cell office:value-type="string" office:value="Salade endives betteraves">
            <text:p>Salade endives betteraves</text:p>
          </table:table-cell>
        </table:table-row>
        <table:table-row>
          <table:table-cell office:value-type="string" office:value="2021-02-24">
            <text:p>2021-02-24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2-24">
            <text:p>2021-02-24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25">
            <text:p>2021-02-25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25">
            <text:p>2021-02-25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26">
            <text:p>2021-02-26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2-26">
            <text:p>2021-02-26</text:p>
          </table:table-cell>
          <table:table-cell office:value-type="string" office:value="Apéro ++">
            <text:p>Apéro ++</text:p>
          </table:table-cell>
        </table:table-row>
        <table:table-row>
          <table:table-cell office:value-type="string" office:value="2021-02-27">
            <text:p>2021-02-27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2-27">
            <text:p>2021-02-27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28">
            <text:p>2021-02-28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2-28">
            <text:p>2021-02-28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3-01">
            <text:p>2021-03-01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3-01">
            <text:p>2021-03-01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3-02">
            <text:p>2021-03-0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3-02">
            <text:p>2021-03-02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3-03">
            <text:p>2021-03-03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3-03">
            <text:p>2021-03-03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3-04">
            <text:p>2021-03-04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3-04">
            <text:p>2021-03-04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3-05">
            <text:p>2021-03-05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3-05">
            <text:p>2021-03-05</text:p>
          </table:table-cell>
          <table:table-cell office:value-type="string" office:value="Tourte à la viande">
            <text:p>Tourte à la viande</text:p>
          </table:table-cell>
        </table:table-row>
        <table:table-row>
          <table:table-cell office:value-type="string" office:value="2021-03-08">
            <text:p>2021-03-08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3-08">
            <text:p>2021-03-08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3-09">
            <text:p>2021-03-0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3-09">
            <text:p>2021-03-09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3-10">
            <text:p>2021-03-10</text:p>
          </table:table-cell>
          <table:table-cell office:value-type="string" office:value="Paupiettes de veau">
            <text:p>Paupiettes de veau</text:p>
          </table:table-cell>
        </table:table-row>
        <table:table-row>
          <table:table-cell office:value-type="string" office:value="2021-03-10">
            <text:p>2021-03-10</text:p>
          </table:table-cell>
          <table:table-cell office:value-type="string" office:value="Raclette">
            <text:p>Raclette</text:p>
          </table:table-cell>
        </table:table-row>
        <table:table-row>
          <table:table-cell office:value-type="string" office:value="2021-03-11">
            <text:p>2021-03-11</text:p>
          </table:table-cell>
          <table:table-cell office:value-type="string" office:value="Magret de canard">
            <text:p>Magret de canard</text:p>
          </table:table-cell>
        </table:table-row>
        <table:table-row>
          <table:table-cell office:value-type="string" office:value="2021-03-11">
            <text:p>2021-03-11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1-03-12">
            <text:p>2021-03-12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3-12">
            <text:p>2021-03-1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3-13">
            <text:p>2021-03-13</text:p>
          </table:table-cell>
          <table:table-cell office:value-type="string" office:value="Choucroute">
            <text:p>Choucroute</text:p>
          </table:table-cell>
        </table:table-row>
        <table:table-row>
          <table:table-cell office:value-type="string" office:value="2021-03-13">
            <text:p>2021-03-1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3-14">
            <text:p>2021-03-14</text:p>
          </table:table-cell>
          <table:table-cell office:value-type="string" office:value="Carbonade flamande">
            <text:p>Carbonade flamande</text:p>
          </table:table-cell>
        </table:table-row>
        <table:table-row>
          <table:table-cell office:value-type="string" office:value="2021-03-14">
            <text:p>2021-03-14</text:p>
          </table:table-cell>
          <table:table-cell office:value-type="string" office:value="Gaufres salées">
            <text:p>Gaufres salées</text:p>
          </table:table-cell>
        </table:table-row>
        <table:table-row>
          <table:table-cell office:value-type="string" office:value="2021-03-15">
            <text:p>2021-03-15</text:p>
          </table:table-cell>
          <table:table-cell office:value-type="string" office:value="Lapin a la moutarde">
            <text:p>Lapin a la moutarde</text:p>
          </table:table-cell>
        </table:table-row>
        <table:table-row>
          <table:table-cell office:value-type="string" office:value="2021-03-15">
            <text:p>2021-03-15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3-16">
            <text:p>2021-03-16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1-03-16">
            <text:p>2021-03-1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3-22">
            <text:p>2021-03-22</text:p>
          </table:table-cell>
          <table:table-cell office:value-type="string" office:value="Boudin antillais">
            <text:p>Boudin antillais</text:p>
          </table:table-cell>
        </table:table-row>
        <table:table-row>
          <table:table-cell office:value-type="string" office:value="2021-03-22">
            <text:p>2021-03-22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3-23">
            <text:p>2021-03-23</text:p>
          </table:table-cell>
          <table:table-cell office:value-type="string" office:value="Tourte à la viande">
            <text:p>Tourte à la viande</text:p>
          </table:table-cell>
        </table:table-row>
        <table:table-row>
          <table:table-cell office:value-type="string" office:value="2021-03-23">
            <text:p>2021-03-23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3-24">
            <text:p>2021-03-24</text:p>
          </table:table-cell>
          <table:table-cell office:value-type="string" office:value="Veau citron">
            <text:p>Veau citron</text:p>
          </table:table-cell>
        </table:table-row>
        <table:table-row>
          <table:table-cell office:value-type="string" office:value="2021-03-24">
            <text:p>2021-03-24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3-25">
            <text:p>2021-03-25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3-25">
            <text:p>2021-03-25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3-26">
            <text:p>2021-03-26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3-26">
            <text:p>2021-03-26</text:p>
          </table:table-cell>
          <table:table-cell office:value-type="string" office:value="Poelée butternut prot soja">
            <text:p>Poelée butternut prot soja</text:p>
          </table:table-cell>
        </table:table-row>
        <table:table-row>
          <table:table-cell office:value-type="string" office:value="2021-03-27">
            <text:p>2021-03-27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3-27">
            <text:p>2021-03-27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3-28">
            <text:p>2021-03-28</text:p>
          </table:table-cell>
          <table:table-cell office:value-type="string" office:value="Tarte butternut gorgonzola">
            <text:p>Tarte butternut gorgonzola</text:p>
          </table:table-cell>
        </table:table-row>
        <table:table-row>
          <table:table-cell office:value-type="string" office:value="2021-03-28">
            <text:p>2021-03-2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4-17">
            <text:p>2021-04-17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4-17">
            <text:p>2021-04-17</text:p>
          </table:table-cell>
          <table:table-cell office:value-type="string" office:value="Roules au fromage">
            <text:p>Roules au fromage</text:p>
          </table:table-cell>
        </table:table-row>
        <table:table-row>
          <table:table-cell office:value-type="string" office:value="2021-04-18">
            <text:p>2021-04-18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4-18">
            <text:p>2021-04-18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19">
            <text:p>2021-04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4-19">
            <text:p>2021-04-19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4-20">
            <text:p>2021-04-20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4-20">
            <text:p>2021-04-20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21">
            <text:p>2021-04-21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4-21">
            <text:p>2021-04-21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22">
            <text:p>2021-04-22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2">
            <text:p>2021-04-2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4-23">
            <text:p>2021-04-23</text:p>
          </table:table-cell>
          <table:table-cell office:value-type="string" office:value="Surprises du marché">
            <text:p>Surprises du marché</text:p>
          </table:table-cell>
        </table:table-row>
        <table:table-row>
          <table:table-cell office:value-type="string" office:value="2021-04-23">
            <text:p>2021-04-23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4-24">
            <text:p>2021-04-24</text:p>
          </table:table-cell>
          <table:table-cell office:value-type="string" office:value="Pique-nique">
            <text:p>Pique-nique</text:p>
          </table:table-cell>
        </table:table-row>
        <table:table-row>
          <table:table-cell office:value-type="string" office:value="2021-04-24">
            <text:p>2021-04-24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4-25">
            <text:p>2021-04-25</text:p>
          </table:table-cell>
          <table:table-cell office:value-type="string" office:value="Brunch">
            <text:p>Brunch</text:p>
          </table:table-cell>
        </table:table-row>
        <table:table-row>
          <table:table-cell office:value-type="string" office:value="2021-04-25">
            <text:p>2021-04-25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4-26">
            <text:p>2021-04-26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4-26">
            <text:p>2021-04-26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4-27">
            <text:p>2021-04-27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7">
            <text:p>2021-04-27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4-28">
            <text:p>2021-04-28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4-28">
            <text:p>2021-04-28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4-29">
            <text:p>2021-04-29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9">
            <text:p>2021-04-29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4-30">
            <text:p>2021-04-30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4-30">
            <text:p>2021-04-30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06">
            <text:p>2021-05-06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5-06">
            <text:p>2021-05-06</text:p>
          </table:table-cell>
          <table:table-cell office:value-type="string" office:value="Soupe Céleri branche">
            <text:p>Soupe Céleri branche</text:p>
          </table:table-cell>
        </table:table-row>
        <table:table-row>
          <table:table-cell office:value-type="string" office:value="2021-05-07">
            <text:p>2021-05-07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07">
            <text:p>2021-05-07</text:p>
          </table:table-cell>
          <table:table-cell office:value-type="string" office:value="Gaufres salées">
            <text:p>Gaufres salées</text:p>
          </table:table-cell>
        </table:table-row>
        <table:table-row>
          <table:table-cell office:value-type="string" office:value="2021-05-08">
            <text:p>2021-05-08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1-05-08">
            <text:p>2021-05-08</text:p>
          </table:table-cell>
          <table:table-cell office:value-type="string" office:value="Soupe Céleri branche">
            <text:p>Soupe Céleri branche</text:p>
          </table:table-cell>
        </table:table-row>
        <table:table-row>
          <table:table-cell office:value-type="string" office:value="2021-05-09">
            <text:p>2021-05-09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5-09">
            <text:p>2021-05-09</text:p>
          </table:table-cell>
          <table:table-cell office:value-type="string" office:value="Quiche brocoli chêvre">
            <text:p>Quiche brocoli chêvre</text:p>
          </table:table-cell>
        </table:table-row>
        <table:table-row>
          <table:table-cell office:value-type="string" office:value="2021-05-10">
            <text:p>2021-05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5-10">
            <text:p>2021-05-10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5-11">
            <text:p>2021-05-1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11">
            <text:p>2021-05-1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12">
            <text:p>2021-05-12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5-12">
            <text:p>2021-05-12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13">
            <text:p>2021-05-13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13">
            <text:p>2021-05-13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5-14">
            <text:p>2021-05-14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1-05-14">
            <text:p>2021-05-14</text:p>
          </table:table-cell>
          <table:table-cell office:value-type="string" office:value="Soupe poireaux pois cassés">
            <text:p>Soupe poireaux pois cassés</text:p>
          </table:table-cell>
        </table:table-row>
        <table:table-row>
          <table:table-cell office:value-type="string" office:value="2021-05-15">
            <text:p>2021-05-15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5-15">
            <text:p>2021-05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5-16">
            <text:p>2021-05-16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16">
            <text:p>2021-05-1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5-17">
            <text:p>2021-05-17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1-05-17">
            <text:p>2021-05-17</text:p>
          </table:table-cell>
          <table:table-cell office:value-type="string" office:value="Soupe poireaux pois cassés">
            <text:p>Soupe poireaux pois cassés</text:p>
          </table:table-cell>
        </table:table-row>
        <table:table-row>
          <table:table-cell office:value-type="string" office:value="2021-05-18">
            <text:p>2021-05-18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5-18">
            <text:p>2021-05-1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19">
            <text:p>2021-05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19">
            <text:p>2021-05-19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5-20">
            <text:p>2021-05-20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20">
            <text:p>2021-05-20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21">
            <text:p>2021-05-2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21">
            <text:p>2021-05-21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5-22">
            <text:p>2021-05-22</text:p>
          </table:table-cell>
          <table:table-cell office:value-type="string" office:value="Fruits de mer">
            <text:p>Fruits de mer</text:p>
          </table:table-cell>
        </table:table-row>
        <table:table-row>
          <table:table-cell office:value-type="string" office:value="2021-05-22">
            <text:p>2021-05-22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5-23">
            <text:p>2021-05-23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5-23">
            <text:p>2021-05-23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5-24">
            <text:p>2021-05-24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5-24">
            <text:p>2021-05-24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25">
            <text:p>2021-05-25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5-25">
            <text:p>2021-05-25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5-26">
            <text:p>2021-05-26</text:p>
          </table:table-cell>
          <table:table-cell office:value-type="string" office:value="Fondue de poireaux">
            <text:p>Fondue de poireaux</text:p>
          </table:table-cell>
        </table:table-row>
        <table:table-row>
          <table:table-cell office:value-type="string" office:value="2021-05-26">
            <text:p>2021-05-2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27">
            <text:p>2021-05-27</text:p>
          </table:table-cell>
          <table:table-cell office:value-type="string" office:value="Légumes rotis">
            <text:p>Légumes rotis</text:p>
          </table:table-cell>
        </table:table-row>
        <table:table-row>
          <table:table-cell office:value-type="string" office:value="2021-05-27">
            <text:p>2021-05-27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5-28">
            <text:p>2021-05-28</text:p>
          </table:table-cell>
          <table:table-cell office:value-type="string" office:value="Tarte poireaux">
            <text:p>Tarte poireaux</text:p>
          </table:table-cell>
        </table:table-row>
        <table:table-row>
          <table:table-cell office:value-type="string" office:value="2021-05-28">
            <text:p>2021-05-2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5-29">
            <text:p>2021-05-29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29">
            <text:p>2021-05-29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5-30">
            <text:p>2021-05-30</text:p>
          </table:table-cell>
          <table:table-cell office:value-type="string" office:value="Lasagnes aux blettes">
            <text:p>Lasagnes aux blettes</text:p>
          </table:table-cell>
        </table:table-row>
        <table:table-row>
          <table:table-cell office:value-type="string" office:value="2021-05-30">
            <text:p>2021-05-30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5-31">
            <text:p>2021-05-3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31">
            <text:p>2021-05-31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01">
            <text:p>2021-06-01</text:p>
          </table:table-cell>
          <table:table-cell office:value-type="string" office:value="Lasagnes aux blettes">
            <text:p>Lasagnes aux blettes</text:p>
          </table:table-cell>
        </table:table-row>
        <table:table-row>
          <table:table-cell office:value-type="string" office:value="2021-06-01">
            <text:p>2021-06-01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6-02">
            <text:p>2021-06-02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02">
            <text:p>2021-06-02</text:p>
          </table:table-cell>
          <table:table-cell office:value-type="string" office:value="Rosties">
            <text:p>Rosties</text:p>
          </table:table-cell>
        </table:table-row>
        <table:table-row>
          <table:table-cell office:value-type="string" office:value="2021-06-03">
            <text:p>2021-06-03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03">
            <text:p>2021-06-03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6-04">
            <text:p>2021-06-04</text:p>
          </table:table-cell>
          <table:table-cell office:value-type="string" office:value="Pates pois carrés">
            <text:p>Pates pois carrés</text:p>
          </table:table-cell>
        </table:table-row>
        <table:table-row>
          <table:table-cell office:value-type="string" office:value="2021-06-04">
            <text:p>2021-06-04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6-05">
            <text:p>2021-06-05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6-05">
            <text:p>2021-06-05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6-06">
            <text:p>2021-06-06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06">
            <text:p>2021-06-06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6-07">
            <text:p>2021-06-07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07">
            <text:p>2021-06-07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6-08">
            <text:p>2021-06-08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6-08">
            <text:p>2021-06-08</text:p>
          </table:table-cell>
          <table:table-cell office:value-type="string" office:value="Chorba">
            <text:p>Chorba</text:p>
          </table:table-cell>
        </table:table-row>
        <table:table-row>
          <table:table-cell office:value-type="string" office:value="2021-06-09">
            <text:p>2021-06-09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09">
            <text:p>2021-06-09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6-10">
            <text:p>2021-06-10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10">
            <text:p>2021-06-10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6-11">
            <text:p>2021-06-11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6-11">
            <text:p>2021-06-11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6-12">
            <text:p>2021-06-1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6-12">
            <text:p>2021-06-12</text:p>
          </table:table-cell>
          <table:table-cell office:value-type="string" office:value="Chorba">
            <text:p>Chorba</text:p>
          </table:table-cell>
        </table:table-row>
        <table:table-row>
          <table:table-cell office:value-type="string" office:value="2021-06-13">
            <text:p>2021-06-13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6-13">
            <text:p>2021-06-13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6-14">
            <text:p>2021-06-14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6-14">
            <text:p>2021-06-14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15">
            <text:p>2021-06-15</text:p>
          </table:table-cell>
          <table:table-cell office:value-type="string" office:value="Fondue de poireaux">
            <text:p>Fondue de poireaux</text:p>
          </table:table-cell>
        </table:table-row>
        <table:table-row>
          <table:table-cell office:value-type="string" office:value="2021-06-15">
            <text:p>2021-06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6-16">
            <text:p>2021-06-16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6-16">
            <text:p>2021-06-16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17">
            <text:p>2021-06-17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17">
            <text:p>2021-06-17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6-18">
            <text:p>2021-06-18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18">
            <text:p>2021-06-18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6-19">
            <text:p>2021-06-19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6-19">
            <text:p>2021-06-19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6-20">
            <text:p>2021-06-20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6-20">
            <text:p>2021-06-20</text:p>
          </table:table-cell>
          <table:table-cell office:value-type="string" office:value="Quiche aux poireaux">
            <text:p>Quiche aux poireaux</text:p>
          </table:table-cell>
        </table:table-row>
        <table:table-row>
          <table:table-cell office:value-type="string" office:value="2021-06-21">
            <text:p>2021-06-21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6-21">
            <text:p>2021-06-21</text:p>
          </table:table-cell>
          <table:table-cell office:value-type="string" office:value="Gaufres patates douces avocat">
            <text:p>Gaufres patates douces avocat</text:p>
          </table:table-cell>
        </table:table-row>
        <table:table-row>
          <table:table-cell office:value-type="string" office:value="2021-06-22">
            <text:p>2021-06-22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6-22">
            <text:p>2021-06-22</text:p>
          </table:table-cell>
          <table:table-cell office:value-type="string" office:value="Wrap crudités">
            <text:p>Wrap crudités</text:p>
          </table:table-cell>
        </table:table-row>
        <table:table-row>
          <table:table-cell office:value-type="string" office:value="2021-06-23">
            <text:p>2021-06-23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6-23">
            <text:p>2021-06-23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6-24">
            <text:p>2021-06-24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6-24">
            <text:p>2021-06-24</text:p>
          </table:table-cell>
          <table:table-cell office:value-type="string" office:value="Sandwich">
            <text:p>Sandwich</text:p>
          </table:table-cell>
        </table:table-row>
        <table:table-row>
          <table:table-cell office:value-type="string" office:value="2021-06-28">
            <text:p>2021-06-28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28">
            <text:p>2021-06-28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6-29">
            <text:p>2021-06-29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6-29">
            <text:p>2021-06-29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6-30">
            <text:p>2021-06-30</text:p>
          </table:table-cell>
          <table:table-cell office:value-type="string" office:value="Purée saucisse">
            <text:p>Purée saucisse</text:p>
          </table:table-cell>
        </table:table-row>
        <table:table-row>
          <table:table-cell office:value-type="string" office:value="2021-06-30">
            <text:p>2021-06-30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7-01">
            <text:p>2021-07-0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7-01">
            <text:p>2021-07-0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7-02">
            <text:p>2021-07-02</text:p>
          </table:table-cell>
          <table:table-cell office:value-type="string" office:value="Purée saucisse">
            <text:p>Purée saucisse</text:p>
          </table:table-cell>
        </table:table-row>
        <table:table-row>
          <table:table-cell office:value-type="string" office:value="2021-07-02">
            <text:p>2021-07-0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7-10">
            <text:p>2021-07-10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7-10">
            <text:p>2021-07-10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7-11">
            <text:p>2021-07-11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7-11">
            <text:p>2021-07-11</text:p>
          </table:table-cell>
          <table:table-cell office:value-type="string" office:value="Soupe de poisson">
            <text:p>Soupe de poisson</text:p>
          </table:table-cell>
        </table:table-row>
        <table:table-row>
          <table:table-cell office:value-type="string" office:value="2021-07-12">
            <text:p>2021-07-12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7-12">
            <text:p>2021-07-12</text:p>
          </table:table-cell>
          <table:table-cell office:value-type="string" office:value="Tomates Mozzarella">
            <text:p>Tomates Mozzarella</text:p>
          </table:table-cell>
        </table:table-row>
        <table:table-row>
          <table:table-cell office:value-type="string" office:value="2021-07-13">
            <text:p>2021-07-13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7-13">
            <text:p>2021-07-13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7-14">
            <text:p>2021-07-14</text:p>
          </table:table-cell>
          <table:table-cell office:value-type="string" office:value="Chili con carne">
            <text:p>Chili con carne</text:p>
          </table:table-cell>
        </table:table-row>
        <table:table-row>
          <table:table-cell office:value-type="string" office:value="2021-07-14">
            <text:p>2021-07-14</text:p>
          </table:table-cell>
          <table:table-cell office:value-type="string" office:value="Rosties">
            <text:p>Rosties</text:p>
          </table:table-cell>
        </table:table-row>
        <table:table-row>
          <table:table-cell office:value-type="string" office:value="2021-07-15">
            <text:p>2021-07-15</text:p>
          </table:table-cell>
          <table:table-cell office:value-type="string" office:value="Pizza">
            <text:p>Pizza</text:p>
          </table:table-cell>
        </table:table-row>
        <table:table-row>
          <table:table-cell office:value-type="string" office:value="2021-07-15">
            <text:p>2021-07-15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7-16">
            <text:p>2021-07-16</text:p>
          </table:table-cell>
          <table:table-cell office:value-type="string" office:value="Chili con carne">
            <text:p>Chili con carne</text:p>
          </table:table-cell>
        </table:table-row>
        <table:table-row>
          <table:table-cell office:value-type="string" office:value="2021-07-16">
            <text:p>2021-07-16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7-17">
            <text:p>2021-07-17</text:p>
          </table:table-cell>
          <table:table-cell office:value-type="string" office:value="Moules frites">
            <text:p>Moules frites</text:p>
          </table:table-cell>
        </table:table-row>
        <table:table-row>
          <table:table-cell office:value-type="string" office:value="2021-07-17">
            <text:p>2021-07-17</text:p>
          </table:table-cell>
          <table:table-cell office:value-type="string" office:value="Restes | Pates jambon champignon">
            <text:p>Restes | Pates jambon champignon</text:p>
          </table:table-cell>
        </table:table-row>
        <table:table-row>
          <table:table-cell office:value-type="string" office:value="2021-07-18">
            <text:p>2021-07-18</text:p>
          </table:table-cell>
          <table:table-cell office:value-type="string" office:value="Fruits de mer | Risotto épinards champignons">
            <text:p>Fruits de mer | Risotto épinards champignons</text:p>
          </table:table-cell>
        </table:table-row>
        <table:table-row>
          <table:table-cell office:value-type="string" office:value="2021-07-18">
            <text:p>2021-07-18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7-19">
            <text:p>2021-07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7-19">
            <text:p>2021-07-19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7-20">
            <text:p>2021-07-20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7-20">
            <text:p>2021-07-20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7-21">
            <text:p>2021-07-21</text:p>
          </table:table-cell>
          <table:table-cell office:value-type="string" office:value="Aubergines roulées | Risotto épinards champignons">
            <text:p>Aubergines roulées | Risotto épinards champignons</text:p>
          </table:table-cell>
        </table:table-row>
        <table:table-row>
          <table:table-cell office:value-type="string" office:value="2021-07-21">
            <text:p>2021-07-21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7-22">
            <text:p>2021-07-2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7-22">
            <text:p>2021-07-22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7-23">
            <text:p>2021-07-23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7-23">
            <text:p>2021-07-23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8-08">
            <text:p>2021-08-08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1-08-08">
            <text:p>2021-08-08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8-09">
            <text:p>2021-08-09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8-09">
            <text:p>2021-08-09</text:p>
          </table:table-cell>
          <table:table-cell office:value-type="string" office:value="Melon garni">
            <text:p>Melon garni</text:p>
          </table:table-cell>
        </table:table-row>
        <table:table-row>
          <table:table-cell office:value-type="string" office:value="2021-08-10">
            <text:p>2021-08-10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8-10">
            <text:p>2021-08-10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8-11">
            <text:p>2021-08-11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8-11">
            <text:p>2021-08-11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8-12">
            <text:p>2021-08-12</text:p>
          </table:table-cell>
          <table:table-cell office:value-type="string" office:value="Salade de légumineuses | Purée de patates douces">
            <text:p>Salade de légumineuses | Purée de patates douces</text:p>
          </table:table-cell>
        </table:table-row>
        <table:table-row>
          <table:table-cell office:value-type="string" office:value="2021-08-12">
            <text:p>2021-08-12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8-13">
            <text:p>2021-08-13</text:p>
          </table:table-cell>
          <table:table-cell office:value-type="string" office:value="Tomates Mozzarella | Blanc de poulet">
            <text:p>Tomates Mozzarella | Blanc de poulet</text:p>
          </table:table-cell>
        </table:table-row>
        <table:table-row>
          <table:table-cell office:value-type="string" office:value="2021-08-13">
            <text:p>2021-08-13</text:p>
          </table:table-cell>
          <table:table-cell office:value-type="string" office:value="Oeufs à la coque | Crepes">
            <text:p>Oeufs à la coque | Crepes</text:p>
          </table:table-cell>
        </table:table-row>
        <table:table-row>
          <table:table-cell office:value-type="string" office:value="2021-08-14">
            <text:p>2021-08-14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8-14">
            <text:p>2021-08-14</text:p>
          </table:table-cell>
          <table:table-cell office:value-type="string" office:value="Pizza">
            <text:p>Pizza</text:p>
          </table:table-cell>
        </table:table-row>
        <table:table-row>
          <table:table-cell office:value-type="string" office:value="2021-08-15">
            <text:p>2021-08-15</text:p>
          </table:table-cell>
          <table:table-cell office:value-type="string" office:value="Escalope de veau">
            <text:p>Escalope de veau</text:p>
          </table:table-cell>
        </table:table-row>
        <table:table-row>
          <table:table-cell office:value-type="string" office:value="2021-08-15">
            <text:p>2021-08-15</text:p>
          </table:table-cell>
          <table:table-cell office:value-type="string" office:value="Crèpes forestières">
            <text:p>Crèpes forestières</text:p>
          </table:table-cell>
        </table:table-row>
        <table:table-row>
          <table:table-cell office:value-type="string" office:value="2021-08-16">
            <text:p>2021-08-1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8-16">
            <text:p>2021-08-16</text:p>
          </table:table-cell>
          <table:table-cell office:value-type="string" office:value="Gaspacho (Andalousie)">
            <text:p>Gaspacho (Andalousie)</text:p>
          </table:table-cell>
        </table:table-row>
        <table:table-row>
          <table:table-cell office:value-type="string" office:value="2021-08-17">
            <text:p>2021-08-17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8-17">
            <text:p>2021-08-17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8-18">
            <text:p>2021-08-18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8-18">
            <text:p>2021-08-18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8-19">
            <text:p>2021-08-19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8-19">
            <text:p>2021-08-19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8-20">
            <text:p>2021-08-20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8-20">
            <text:p>2021-08-20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8-21">
            <text:p>2021-08-21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8-21">
            <text:p>2021-08-21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8-22">
            <text:p>2021-08-22</text:p>
          </table:table-cell>
          <table:table-cell office:value-type="string" office:value="Ratatouille">
            <text:p>Ratatouille</text:p>
          </table:table-cell>
        </table:table-row>
        <table:table-row>
          <table:table-cell office:value-type="string" office:value="2021-08-22">
            <text:p>2021-08-22</text:p>
          </table:table-cell>
          <table:table-cell office:value-type="string" office:value="Pizza">
            <text:p>Pizz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